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b1724" officeooo:paragraph-rsid="00041e9d"/>
    </style:style>
    <style:style style:name="P2" style:family="paragraph" style:parent-style-name="Standard">
      <style:text-properties officeooo:rsid="0025a2b8" officeooo:paragraph-rsid="00041e9d"/>
    </style:style>
    <style:style style:name="P3" style:family="paragraph" style:parent-style-name="Standard">
      <style:text-properties officeooo:rsid="002790b5" officeooo:paragraph-rsid="00041e9d"/>
    </style:style>
    <style:style style:name="P4" style:family="paragraph" style:parent-style-name="Standard">
      <style:text-properties officeooo:rsid="002907fa" officeooo:paragraph-rsid="00041e9d"/>
    </style:style>
    <style:style style:name="P5" style:family="paragraph" style:parent-style-name="Standard">
      <style:text-properties style:font-name="Liberation Serif" fo:font-style="italic" officeooo:rsid="002907fa" officeooo:paragraph-rsid="00041e9d" style:font-style-asian="italic" style:font-style-complex="italic"/>
    </style:style>
    <style:style style:name="P6" style:family="paragraph" style:parent-style-name="Standard">
      <style:text-properties style:font-name="Liberation Serif" fo:font-style="italic" officeooo:rsid="0029871a" officeooo:paragraph-rsid="00041e9d" style:font-style-asian="italic" style:font-style-complex="italic"/>
    </style:style>
    <style:style style:name="P7" style:family="paragraph" style:parent-style-name="Standard">
      <style:text-properties officeooo:rsid="0029871a" officeooo:paragraph-rsid="00041e9d"/>
    </style:style>
    <style:style style:name="P8" style:family="paragraph" style:parent-style-name="Standard">
      <style:text-properties fo:font-style="italic" officeooo:rsid="002b1724" officeooo:paragraph-rsid="00041e9d" style:font-style-asian="italic" style:font-style-complex="italic"/>
    </style:style>
    <style:style style:name="T1" style:family="text">
      <style:text-properties officeooo:rsid="012db6c1"/>
    </style:style>
    <style:style style:name="T2" style:family="text">
      <style:text-properties officeooo:rsid="002790b5"/>
    </style:style>
    <style:style style:name="T3" style:family="text">
      <style:text-properties officeooo:rsid="03234e94"/>
    </style:style>
    <style:style style:name="T4" style:family="text">
      <style:text-properties officeooo:rsid="002907fa"/>
    </style:style>
    <style:style style:name="T5" style:family="text">
      <style:text-properties officeooo:rsid="010feca2"/>
    </style:style>
    <style:style style:name="T6" style:family="text">
      <style:text-properties officeooo:rsid="032478de"/>
    </style:style>
    <style:style style:name="T7" style:family="text">
      <style:text-properties officeooo:rsid="0029871a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9871a" style:font-style-asian="italic" style:font-style-complex="italic"/>
    </style:style>
    <style:style style:name="T10" style:family="text">
      <style:text-properties officeooo:rsid="003f18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На свадьбе у нас играли «Орфеи». </text:p>
      <text:p text:style-name="P2">Бесплатно, разумеется.</text:p>
      <text:p text:style-name="P2">Жульку заперли в будке, а в кругу, что он вытоптал за всю свою собачью жизнь на цепи, поставили инструменты и аппаратуру.</text:p>
      <text:p text:style-name="P2">Вдоль сараев, параллельно штабелю искрошенного кирпича, стоял длинный стол под сенью вековых американских клёнов.</text:p>
      <text:p text:style-name="P2">Мы с Ольгой сидели спиной ко двору Турковых, на длинном меху чёрного овчинного полушубка отца, которым застелили наши <text:span text:style-name="T1">с ней два </text:span>стул<text:span text:style-name="T1">а</text:span>.</text:p>
      <text:p text:style-name="P2">Вокруг стола сидели Архипенки, дядя Вадя с женой, Ольгина мать со старшей дочерью, тётя Нина с дядей Колей, ещё какие-то родственники <text:span text:style-name="T2">Солодовниковы, соседи по Нежинской и из ближайших улиц — Крипаки, Плаксины, Кожевниковы; Владина мать; сменяющие друг друга хлопцы с Посёлка, всегда готовые выпить на дурняк...</text:span></text:p>
      <text:p text:style-name="P3">Гуляли допоздна при свете пары электролампочек на клёнах.</text:p>
      <text:p text:style-name="P3">Кричали «горько!», моего отца и Ольгину мать усадили в один возок и катали по улице (ей <text:s/>не очень понравился этот старинный красивый народный обычай), Квэк обнажился до пояса и танцевал, держа перед собой большой топор, что взял в сарае, но дядя Коля начал ему подхлопывать — типа, он тоже рокнрольщик и, улучив момент, забрал топор и хлопцы поволокли Квэка к нему домой — сам <text:span text:style-name="T1">бы </text:span>не до<text:span text:style-name="T1">шёл</text:span>, а Чепа и сестра Глущи совокуплялись в палисаднике в позе раком.</text:p>
      <text:p text:style-name="P3">Короче, нормальная поселковая свадьба получилась.</text:p>
      <text:p text:style-name="P3"/>
      <text:p text:style-name="P3">Уже заполночь мы с Ольгой удалились в супружескую опочивальню в своём сарае.</text:p>
      <text:p text:style-name="P3">Правда, перед первой брачной ночью пришлось лопатой выбросить то, что Квэк наблевал у входа и вымести окурки сигарет, с которыми тут прятались <text:span text:style-name="T3">Ольгины </text:span>подружки.</text:p>
      <text:p text:style-name="P3">Знал бы — замок на двери повесил.</text:p>
      <text:p text:style-name="P3"/>
      <text:p text:style-name="P3">Бабина в магнитофоне оказалась перекрученной, а у меня ж там стояло на песне с французской эротикой. Попробуй теперь найди.</text:p>
      <text:p text:style-name="P3">Пришлось поставить с самого начала бабины. </text:p>
      <text:p text:style-name="P3">Но когда мы кончили, оказалось, что и бабина кончилась — <text:span text:style-name="T1">так и </text:span>не заметил <text:span text:style-name="T1">я, </text:span>когда там ахала Брижит Бардо.</text:p>
      <text:p text:style-name="P3">Потом по жести крыши и по длинным листьям кукурузы на грядке за окном сарая хлынул ливень, а мы просто лежали крепко обнявшись и было хорошо.</text:p>
      <text:p text:style-name="P3"/>
      <text:p text:style-name="P3">Медовый месяц совпал с моим отпуском на заводе.</text:p>
      <text:p text:style-name="P3">Наша первая супружеская размолвка случилась на <text:span text:style-name="T4">третий день.</text:span></text:p>
      <text:p text:style-name="P4">Я сидел во дворе, разбирал ноты какого-то испанского гитарного этюда. Она прошла из хаты в сарай и позвала меня.</text:p>
      <text:p text:style-name="P4">Я ещё минуты две подёргал струны и пришёл.</text:p>
      <text:p text:style-name="P4">Она заплакала, что она мне не нужна и я не обращаю на неё внимания. Так разве с жёнами обращаются?</text:p>
      <text:p text:style-name="P4">Пришлось заглаживать вину <text:span text:style-name="T5">самым действенным, по-моему,</text:span> способом.</text:p>
      <text:p text:style-name="P4">Хоть и не понял — в чём вина?</text:p>
      <text:p text:style-name="P4"/>
      <text:p text:style-name="P5"><text:span text:style-name="T5">(...э</text:span>то уже теперь мне понятно, что в ней сработал инстинкт женского самосохранения: «если я у тебя уже есть, то для кого ты тренируешься на этой грёбанной гитаре?»</text:p>
      <text:p text:style-name="P5">Впрочем, возможно я и теперь чего-то не так понял...<text:span text:style-name="T5">)</text:span></text:p>
      <text:p text:style-name="P5"/>
      <text:p text:style-name="P4">Моего отца она покорила рыбой фаршированной луком и рисом, по рецепту приморского города.</text:p>
      <text:p text:style-name="P4">Мне тоже очень понравилось. Жаль редко она её готовила.</text:p>
      <text:p text:style-name="P4"><text:soft-page-break/></text:p>
      <text:p text:style-name="P4">Лёха Кузько принёс благую весть — мы будем играть в ДК завода КЭМЗ, он договорился.</text:p>
      <text:p text:style-name="P4">Я обрадовался; если не играешь <text:span text:style-name="T6">на танцах</text:span> — это не жизнь.</text:p>
      <text:p text:style-name="P4">И к тому же, когда мы с Ольгой ходили <text:s/>на танцы к «шпицам»и там на площадке вспыхивала драка, я боялся за её живот, хоть его и не было ещё видно.</text:p>
      <text:p text:style-name="P4">На танцы в КЭМЗ приходила толпа из далёких от Лунатика районов. </text:p>
      <text:p text:style-name="P4">Хоть «шпицы» и лучше нас, но после их танцев трамвая не дождёшься.</text:p>
      <text:p text:style-name="P7">Но некоторые хлопцы с Посёлка приезжают к нам в ДК КЭМЗ.</text:p>
      <text:p text:style-name="P7">Люди любят вливаться в толпу.</text:p>
      <text:p text:style-name="P4">Владю и Чубу забрали в армию, на бас-гитаре теперь Сур, сосед Чубы; <text:span text:style-name="T5">он</text:span> ещё десятиклассник.</text:p>
      <text:p text:style-name="P4">С нами стал петь загребельский хлопец Фофик, <text:span text:style-name="T7">его коронный номер песня Макаревича:</text:span></text:p>
      <text:p text:style-name="P4"><text:span text:style-name="T8"><text:tab/><text:tab/><text:tab/></text:span><text:span text:style-name="T9">Я пью до дна за тех, кто в море..</text:span><text:span text:style-name="T7">.</text:span></text:p>
      <text:p text:style-name="P7">и ещё про американского лётчика сбитого в небе над Вьетнамом:</text:p>
      <text:p text:style-name="P7"><text:span text:style-name="T8"><text:tab/><text:tab/><text:tab/>Мой «фантом», как пуля быстрый..</text:span>.</text:p>
      <text:p text:style-name="P7"/>
      <text:p text:style-name="P6"><text:span text:style-name="T5">(...т</text:span>олько недавно я узнал, что это переделка «Секретного агента» Мэла Тормé. Ещё <text:span text:style-name="T5">аж </text:span>из 50-х.</text:p>
      <text:p text:style-name="P6">Всё-<text:span text:style-name="T5">таки</text:span> в музыке они всегда нас обгоняли...<text:span text:style-name="T5">)</text:span></text:p>
      <text:p text:style-name="P6"/>
      <text:p text:style-name="P7">Однажды ночью Ольга полезла с поцелуями к моему члену, но я крикнул:</text:p>
      <text:p text:style-name="P7">- Мне не нужна жена-вафлистка!</text:p>
      <text:p text:style-name="P7">Она отдёрнулась, а я тут же пожалел о своей дурости. <text:span text:style-name="T10">Идиот!! </text:span>Зачем? Ведь так же хорошо было!</text:p>
      <text:p text:style-name="P7">Влился в толпу тупых «бурсаков».</text:p>
      <text:p text:style-name="P7">Когда в сарае стало слишком холодно, мы перешли на кушетку в кухне.</text:p>
      <text:p text:style-name="P7">На ночь я плотно закрывал двустворчатую дверь между кухней и комнатой, где спали родители и мои брат с сестрой.</text:p>
      <text:p text:style-name="P7">Не потому, что мы каждую ночь занимались любовью, а чтобы они там не знали в какую ночь мы это делаем.</text:p>
      <text:p text:style-name="P7">На танцах в КЭМЗе Ольга редко танцевала — слишком большой живот, а вокруг прыгают не <text:span text:style-name="T5">глядя</text:span> куда.</text:p>
      <text:p text:style-name="P7">Её светло-коричневая мини-дублёнка тоже стала застёгиваться с трудом.</text:p>
      <text:p text:style-name="P7"/>
      <text:p text:style-name="P7">Однажды ночью она начала плакать, что я её совсем разлюбил такую. </text:p>
      <text:p text:style-name="P7">Но это неправда, мне её было жалко и хотелось защитить от всего.</text:p>
      <text:p text:style-name="P1">Она плакала, пока не заставила меня заняться с ней любовью. </text:p>
      <text:p text:style-name="P1">И было хорошо, только приходилось очень осторожничать, чтоб никак животу не повредить.</text:p>
      <text:p text:style-name="P1">Через четыре дня Ольга родила мою первую дочь — Елену.</text:p>
      <text:p text:style-name="P8"><text:tab/><text:tab/><text:tab/><text:tab/></text:p>
      <text:p text:style-name="P1">Дети цветы жизни, пока не распищатся...</text:p>
      <text:p text:style-name="P8"><text:tab/><text:tab/><text:tab/><text:tab/>Нашу Ленку-мордочку</text:p>
      <text:p text:style-name="P8"><text:tab/><text:tab/><text:tab/><text:tab/>Выброшу я в форточку,</text:p>
      <text:p text:style-name="P1"><text:span text:style-name="T8"><text:tab/><text:tab/><text:tab/><text:tab/>Чтоб она не плакала..</text:span>.</text:p>
      <text:p text:style-name="P1"/>
      <text:p text:style-name="P1">Маленькие груди Ольги оказались весьма млекообильными. <text:s/>После кормления приходилось даже сдаивать в стакан излишки.</text:p>
      <text:p text:style-name="P1">Ну, конечно же, она добилась, чтобы <text:span text:style-name="T5">и </text:span>я попробовал.</text:p>
      <text:p text:style-name="P1">О вкусах не спорят, но что эти младенцы в нём нашли? Пастеризованное и то лучше.</text:p>
      <text:p text:style-name="P1"/>
      <text:p text:style-name="P1">Тётя Нина сказала, что ребёнка надо обязательно окрестить.</text:p>
      <text:p text:style-name="P1">Мы понесли Ленку в какую-то хату в районе двенадцатой школы. Во дворе было много <text:soft-page-break/>народу.</text:p>
      <text:p text:style-name="P1">Вобщем, церковь, но без креста — типа, подпольная.</text:p>
      <text:p text:style-name="P1">Внутри тоже — хата хатой, только мебели нет.</text:p>
      <text:p text:style-name="P1">Ребёнка вынули из конверта, наскоро смочили, чтоб заревела и выдали крестик.</text:p>
      <text:p text:style-name="P1">Я и думать об этом забыл, но в январе Лёня, начальник нашего участка и он же комсорг цеха, созвал после работы комсомольское собрание в кабинете начальства, чтобы объявить, что из горкома сообщили, что я был в церкви, окрестил ребёнка и мне надо объявить выговор, как несознательному комсомольцу.</text:p>
      <text:p text:style-name="P1">Все сразу проголосовали «за», но посочувствовали, что я не исключён и у меня ещё десять лет будут вычитать из зарплаты комсомольские взносы.</text:p>
      <text:p text:style-name="P1">Позже я узнал, что поп-креститель каждый месяц должен сдавать списки посетителей его хаты. Вот те и подпольщик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8:39:15.972707714</meta:creation-date>
    <dc:date>2017-03-01T18:39:46.841046853</dc:date>
    <dc:creator>sehrguey </dc:creator>
    <meta:editing-duration>PT30S</meta:editing-duration>
    <meta:editing-cycles>1</meta:editing-cycles>
    <meta:document-statistic meta:table-count="0" meta:image-count="0" meta:object-count="0" meta:page-count="3" meta:paragraph-count="71" meta:word-count="966" meta:character-count="5951" meta:non-whitespace-character-count="5013"/>
    <meta:generator>LibreOffice/4.3.3.2$Linux_x86 LibreOffice_project/430m0$Build-2</meta:generator>
  </office:meta>
</office:document-meta>
</file>